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b9a73" officeooo:paragraph-rsid="001b9a7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bold" officeooo:rsid="00177175" officeooo:paragraph-rsid="0017717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Times New Roman" fo:font-size="12pt" fo:font-weight="normal" officeooo:rsid="001f192a" officeooo:paragraph-rsid="001e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215f50" officeooo:paragraph-rsid="00215f50" style:font-size-asian="10.5pt" style:font-weight-asian="normal" style:font-size-complex="12pt" style:font-weight-complex="normal"/>
    </style:style>
    <style:style style:name="T1" style:family="text">
      <style:text-properties officeooo:rsid="00215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orationsdata</text:p>
      <text:p text:style-name="P5"/>
      <text:p text:style-name="P1">Namn :Alexander Gillberg</text:p>
      <text:p text:style-name="P1">PortalID: algi1701</text:p>
      <text:p text:style-name="P1">Laboration <text:span text:style-name="T1">1</text:span> – <text:span text:style-name="T1">FIFO</text:span></text:p>
      <text:p text:style-name="P2">201<text:span text:style-name="T1">8</text:span>-0<text:span text:style-name="T1">3</text:span>-<text:span text:style-name="T1">28</text:span></text:p>
      <text:p text:style-name="P1">Visual Studio 2017</text:p>
      <text:p text:style-name="P5"/>
      <text:p text:style-name="P5">Filer</text:p>
      <text:p text:style-name="P4"/>
      <text:p text:style-name="P4">.cpp<text:tab/><text:tab/><text:tab/>.h</text:p>
      <text:p text:style-name="P7">Input.cpp<text:tab/><text:tab/>Input.h</text:p>
      <text:p text:style-name="P7">Main.cpp<text:tab/><text:tab/>MenuItem.h</text:p>
      <text:p text:style-name="P7">Menu.cpp<text:tab/><text:tab/>Menu,h</text:p>
      <text:p text:style-name="P7">Queue.cpp<text:tab/><text:tab/>Queue.h</text:p>
      <text:p text:style-name="P7">TestApp.cpp<text:tab/><text:tab/>TestApp.h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3-28T10:55:47.753000000</dc:date>
    <meta:editing-duration>PT13M42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3" meta:word-count="26" meta:character-count="212" meta:non-whitespace-character-count="191"/>
  </office:meta>
</office:document-meta>
</file>